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useo 300" svg:font-family="'Museo 300'"/>
    <style:font-face style:name="helvetica neue" svg:font-family="'helvetica neue', helvetica, arial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HelveticaNeueLT Pro 55 Roman" fo:font-size="18pt" fo:language="en" fo:country="none" fo:font-weight="bold" style:font-name-asian="Museo 300" style:font-size-asian="18pt" style:font-weight-asian="bold" style:font-name-complex="Museo 300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HelveticaNeueLT Pro 55 Roman" fo:font-size="14pt" fo:language="en" fo:country="none" fo:font-weight="bold" style:font-name-asian="Museo 300" style:font-size-asian="14pt" style:font-weight-asian="bold" style:font-name-complex="Museo 300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HelveticaNeueLT Pro 55 Roman" fo:font-size="11pt" fo:language="en" fo:country="none" fo:font-weight="bold" style:font-name-asian="Museo 300" style:font-size-asian="11pt" style:font-weight-asian="bold" style:font-name-complex="Museo 300" style:font-size-complex="11pt" style:font-weight-complex="bold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style:font-name="HelveticaNeueLT Pro 55 Roman" fo:font-size="12pt" fo:language="en" fo:country="none" fo:font-weight="bold" style:font-name-asian="Museo 300" style:font-size-asian="12pt" style:font-weight-asian="bold" style:font-name-complex="Museo 300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style:font-name="Calibri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font-name="Calibri" fo:font-weight="normal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text-autospace="none"/>
      <style:text-properties style:font-name="Calibri" fo:font-weight="normal" style:font-weight-asian="normal" style:font-weight-complex="normal"/>
    </style:style>
    <style:style style:name="P9" style:family="paragraph" style:parent-style-name="Standard">
      <style:paragraph-properties fo:line-height="100%" fo:text-align="start" style:justify-single-word="false" style:text-autospace="none"/>
      <style:text-properties style:font-name="Calibri" fo:font-size="12pt" fo:language="en" fo:country="none" fo:font-weight="normal" style:font-name-asian="Museo 300" style:font-size-asian="12pt" style:font-weight-asian="normal" style:font-name-complex="Museo 300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en" fo:country="none" fo:font-weight="bold" style:font-name-asian="Museo 300" style:font-size-asian="14pt" style:font-weight-asian="bold" style:font-name-complex="Museo 300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start" style:justify-single-word="false" style:text-autospace="none"/>
      <style:text-properties style:font-name="Calibri" fo:font-weight="bold" style:font-weight-asian="bold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/>
      <style:text-properties style:font-name="Calibri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Technologies</text:p>
      <text:p text:style-name="P2">Team JASSHANDS</text:p>
      <text:p text:style-name="P3"/>
      <text:p text:style-name="P4"/>
      <text:p text:style-name="P9">Below we detail the technologies we're currently considering while figuring out how to implement our real-life RPG application. Many of them are technologies we've used before in class, but we have a couple new APIs and frameworks we'd like to look at. We've created two lists: a list of all the technologies from class and one of new materials. Below the list of new materials, we'll briefly discuss what we plan to use each new technology for.</text:p>
      <text:p text:style-name="P9"/>
      <text:p text:style-name="P9"/>
      <text:p text:style-name="P10">Old Technologies</text:p>
      <text:p text:style-name="P5"><text:tab/>Javascript </text:p>
      <text:p text:style-name="P5"><text:tab/>HTML </text:p>
      <text:p text:style-name="P5"><text:tab/>CSS </text:p>
      <text:p text:style-name="P5"><text:tab/>DOM manipulation</text:p>
      <text:p text:style-name="P5"><text:tab/>jQuery</text:p>
      <text:p text:style-name="P5"><text:tab/>AJAX client</text:p>
      <text:p text:style-name="P5"><text:tab/>AJAX <text:s/>server</text:p>
      <text:p text:style-name="P5"><text:tab/>node.js </text:p>
      <text:p text:style-name="P5"><text:tab/>websockets</text:p>
      <text:p text:style-name="P5"><text:tab/>server-side MongoDB database</text:p>
      <text:p text:style-name="P5"><text:tab/>client-side caching and localStorage </text:p>
      <text:p text:style-name="P5"/>
      <text:p text:style-name="P11">New Technologies</text:p>
      <text:p text:style-name="P6"><text:tab/><text:span text:style-name="T1">Google Maps API</text:span></text:p>
      <text:p text:style-name="P7"><text:tab/>Google Calendar API</text:p>
      <text:p text:style-name="P7"><text:tab/>Foursquare Core API</text:p>
      <text:p text:style-name="P7"><text:tab/>jQuery UI</text:p>
      <text:p text:style-name="P7"><text:tab/>Heroku Blower.io </text:p>
      <text:p text:style-name="P7"><text:tab/>Heroku Mandrill</text:p>
      <text:p text:style-name="P7"><text:tab/>PhoneGap</text:p>
      <text:p text:style-name="P7"/>
      <text:p text:style-name="P7"/>
      <text:p text:style-name="P6"><text:tab/>Google Maps API</text:p>
      <text:p text:style-name="P8"><text:tab/>Since our game involves exploring the world and using geolocation to find friends and <text:tab/><text:tab/><text:tab/>battle monsters, we plan on using Google Maps to make a stylized map for the game <text:tab/><text:tab/><text:tab/>where the player can see their location in the overworld relative to nearby enemies and <text:tab/><text:tab/>allies. </text:p>
      <text:p text:style-name="P8"/>
      <text:p text:style-name="P6"><text:tab/>Google Calendar API</text:p>
      <text:p text:style-name="P7"><text:tab/>We plan on keeping track of the player's daily schedule and scheduling the game around <text:tab/>his/her classes. This means that the game will get your Google Calendar and use it to remind <text:tab/>you when it is time to go to class. If given permission, the Calendar API will allow us to get your <text:tab/>calendar.</text:p>
      <text:p text:style-name="P7"><text:soft-page-break/><text:tab/><text:span text:style-name="T2">Foursquare Core API</text:span></text:p>
      <text:p text:style-name="P6"><text:tab/><text:span text:style-name="T1">Since we plan on keeping track of your calendar, why not allow you to check into classes to <text:tab/>reap in-game rewards? We'd like to look into the foursquare core API to setup class check-in.</text:span></text:p>
      <text:p text:style-name="P6"/>
      <text:p text:style-name="P6"><text:tab/>jQuery UI</text:p>
      <text:p text:style-name="P6"><text:tab/><text:span text:style-name="T1">jQuery UI's drag and drop sortable and modifyable lists could be useful for our questlog.</text:span></text:p>
      <text:p text:style-name="P6"><text:span text:style-name="T1"/></text:p>
      <text:p text:style-name="P6"><text:span text:style-name="T1"><text:tab/></text:span>Heroku Blower.io and Mandrill</text:p>
      <text:p text:style-name="P6"><text:span text:style-name="T1"><text:tab/>Heroku Blower.io is a simple API that allows for quick SMS messaging, while Mandrill is an API <text:tab/>that allows apps to send transactional email. We want to look into these for communication <text:tab/>between allies. </text:span></text:p>
      <text:p text:style-name="P6"><text:tab/><text:tab/></text:p>
      <text:p text:style-name="P6"><text:tab/>PhoneGap</text:p>
      <text:p text:style-name="P7"><text:tab/>It's not technically a new technology since we've just gone over it in class, but we're putting it <text:tab/>here since we haven't had any practice in it yet. PhoneGap has a wide variety of features we'd <text:tab/>like to <text:tab/>explore. Two in particular stand out to us, which are the the geolocation and <text:tab/>notification features. The geolocation feature of PhoneGap will allow us to get some grasp of <text:tab/>the player's location even when he or she is out of GPS range and only on wifi. <text:s/>This is useful <text:tab/>for deadzones like Wean's stairwell. Notification features could be used in a variety of ways: for <text:tab/>instance, the calendar API will give us your calendar, but how do you make sure you don't miss <text:tab/>a class? It'd be great if we could set notifications when a class is coming 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useo 300" svg:font-family="'Museo 300'"/>
    <style:font-face style:name="helvetica neue" svg:font-family="'helvetica neue', helvetica, arial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20:33:16.49</meta:creation-date>
    <dc:date>2013-04-02T23:21:44.70</dc:date>
    <meta:editing-duration>PT39M26S</meta:editing-duration>
    <meta:editing-cycles>40</meta:editing-cycles>
    <meta:generator>OpenOffice.org/3.4.1$Win32 OpenOffice.org_project/341m1$Build-9593</meta:generator>
    <meta:document-statistic meta:table-count="0" meta:image-count="0" meta:object-count="0" meta:page-count="2" meta:paragraph-count="36" meta:word-count="457" meta:character-count="2686"/>
  </office:meta>
</office:document-meta>
</file>